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1e6e5c"/>
    </style:style>
    <style:style style:name="P2" style:family="paragraph" style:parent-style-name="Standard">
      <style:text-properties fo:language="nb" fo:country="NO" fo:font-weight="bold" officeooo:rsid="001e6e5c" officeooo:paragraph-rsid="001e6e5c" style:font-weight-asian="bold" style:font-weight-complex="bold"/>
    </style:style>
    <style:style style:name="P3" style:family="paragraph" style:parent-style-name="Standard">
      <style:paragraph-properties fo:break-before="page"/>
      <style:text-properties fo:language="nb" fo:country="NO" officeooo:rsid="00239b97" officeooo:paragraph-rsid="00239b97"/>
    </style:style>
    <style:style style:name="P4" style:family="paragraph" style:parent-style-name="Standard">
      <style:text-properties fo:language="nb" fo:country="NO" officeooo:rsid="00239b97" officeooo:paragraph-rsid="00239b97"/>
    </style:style>
    <style:style style:name="P5" style:family="paragraph" style:parent-style-name="Table_20_Contents">
      <style:text-properties fo:language="nb" fo:country="NO" officeooo:rsid="00239b97" officeooo:paragraph-rsid="00239b97"/>
    </style:style>
    <style:style style:name="P6" style:family="paragraph" style:parent-style-name="Standard">
      <style:text-properties fo:language="nb" fo:country="NO" officeooo:rsid="0024dca8" officeooo:paragraph-rsid="00239b97"/>
    </style:style>
    <style:style style:name="P7" style:family="paragraph" style:parent-style-name="Standard">
      <style:text-properties fo:language="nb" fo:country="NO" officeooo:rsid="0024dca8" officeooo:paragraph-rsid="0024dca8"/>
    </style:style>
    <style:style style:name="P8" style:family="paragraph" style:parent-style-name="Standard">
      <style:paragraph-properties fo:break-before="page"/>
      <style:text-properties fo:language="nb" fo:country="NO" officeooo:rsid="0024dca8" officeooo:paragraph-rsid="0024dca8"/>
    </style:style>
    <style:style style:name="P9" style:family="paragraph" style:parent-style-name="Standard">
      <style:text-properties fo:language="nb" fo:country="NO" officeooo:rsid="0024e6d5" officeooo:paragraph-rsid="0024e6d5"/>
    </style:style>
    <style:style style:name="P10" style:family="paragraph" style:parent-style-name="Standard">
      <style:text-properties fo:language="nb" fo:country="NO" officeooo:rsid="00251cf9" officeooo:paragraph-rsid="00251cf9"/>
    </style:style>
    <style:style style:name="P11" style:family="paragraph" style:parent-style-name="Table_20_Contents">
      <style:text-properties fo:language="nb" fo:country="NO"/>
    </style:style>
    <style:style style:name="P12" style:family="paragraph" style:parent-style-name="Table_20_Contents">
      <style:text-properties fo:language="nb" fo:country="NO" officeooo:rsid="0023df38" officeooo:paragraph-rsid="0023df38"/>
    </style:style>
    <style:style style:name="P13" style:family="paragraph" style:parent-style-name="Standard">
      <style:text-properties fo:font-size="12pt" fo:language="nb" fo:country="NO" officeooo:rsid="00202891" officeooo:paragraph-rsid="00202891" style:font-size-asian="10.5pt" style:font-size-complex="12pt"/>
    </style:style>
    <style:style style:name="P14" style:family="paragraph" style:parent-style-name="Standard">
      <style:text-properties fo:font-size="12pt" fo:language="nb" fo:country="NO" officeooo:rsid="00209774" officeooo:paragraph-rsid="00209774" style:font-size-asian="10.5pt" style:font-size-complex="12pt"/>
    </style:style>
    <style:style style:name="P15" style:family="paragraph" style:parent-style-name="Standard">
      <style:text-properties fo:font-size="12pt" fo:language="nb" fo:country="NO" fo:font-weight="bold" officeooo:rsid="00209774" officeooo:paragraph-rsid="00209774" style:font-size-asian="10.5pt" style:font-weight-asian="bold" style:font-size-complex="12pt" style:font-weight-complex="bold"/>
    </style:style>
    <style:style style:name="P16" style:family="paragraph" style:parent-style-name="Standard">
      <style:text-properties fo:language="nb" fo:country="NO" officeooo:rsid="001e6e5c" officeooo:paragraph-rsid="00264570"/>
    </style:style>
    <style:style style:name="P17" style:family="paragraph" style:parent-style-name="Standard">
      <style:text-properties fo:language="nb" fo:country="NO" fo:font-weight="bold" officeooo:rsid="001e6e5c" officeooo:paragraph-rsid="00264570" style:font-weight-asian="bold" style:font-weight-complex="bold"/>
    </style:style>
    <style:style style:name="P18" style:family="paragraph" style:parent-style-name="Standard">
      <style:text-properties fo:font-size="14pt" fo:language="nb" fo:country="NO" officeooo:rsid="001e6e5c" officeooo:paragraph-rsid="00264570" style:font-size-asian="14pt" style:font-size-complex="14pt"/>
    </style:style>
    <style:style style:name="P19" style:family="paragraph" style:parent-style-name="Standard">
      <style:text-properties fo:font-size="12pt" fo:language="nb" fo:country="NO" officeooo:rsid="00202891" officeooo:paragraph-rsid="00264570" style:font-size-asian="10.5pt" style:font-size-complex="12pt"/>
    </style:style>
    <style:style style:name="P20" style:family="paragraph" style:parent-style-name="Standard">
      <style:text-properties fo:font-size="12pt" fo:language="nb" fo:country="NO" officeooo:rsid="00209774" officeooo:paragraph-rsid="00264570" style:font-size-asian="10.5pt" style:font-size-complex="12pt"/>
    </style:style>
    <style:style style:name="P21" style:family="paragraph" style:parent-style-name="Standard">
      <style:text-properties fo:font-size="12pt" fo:language="nb" fo:country="NO" fo:font-weight="bold" officeooo:rsid="00209774" officeooo:paragraph-rsid="00264570" style:font-size-asian="10.5pt" style:font-weight-asian="bold" style:font-size-complex="12pt" style:font-weight-complex="bold"/>
    </style:style>
    <style:style style:name="T1" style:family="text">
      <style:text-properties officeooo:rsid="00209774"/>
    </style:style>
    <style:style style:name="T2" style:family="text">
      <style:text-properties officeooo:rsid="00239b97"/>
    </style:style>
    <style:style style:name="T3" style:family="text">
      <style:text-properties officeooo:rsid="0023df38"/>
    </style:style>
    <style:style style:name="T4" style:family="text">
      <style:text-properties officeooo:rsid="002645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RT Refleksjonsnotat <text:span text:style-name="T4">X</text:span>-<text:span text:style-name="T4">Y</text:span> Uke <text:span text:style-name="T4">Z</text:span></text:p>
      <text:p text:style-name="P19"><text:span text:style-name="T1">Navn: </text:span>Lars André Roda Jansen</text:p>
      <text:p text:style-name="P20">Dato: </text:p>
      <text:p text:style-name="P20"/>
      <text:p text:style-name="P21">Læringsutbytte:</text:p>
      <text:p text:style-name="P20"/>
      <text:p text:style-name="P16"/>
      <text:p text:style-name="P17">Tre på topp ERT-<text:span text:style-name="T4">X</text:span>:</text:p>
      <text:p text:style-name="P16">Tekst...</text:p>
      <text:p text:style-name="P16"/>
      <text:p text:style-name="P17">Tre på topp ERT-<text:span text:style-name="T4">Y</text:span>:</text:p>
      <text:p text:style-name="P16">Tekst...</text:p>
      <text:p text:style-name="P16"/>
      <text:p text:style-name="P17">Bilder:</text:p>
      <text:p text:style-name="P16">Bilder...</text:p>
      <text:p text:style-name="P16"/>
      <text:p text:style-name="P17">Hvor langt (hvilken oppgave) kom du i løpet av fredagen?</text:p>
      <text:p text:style-name="P16">Tekst...</text:p>
      <text:p text:style-name="P16"/>
      <text:p text:style-name="P17">Hva lurer jeg på?:</text:p>
      <text:p text:style-name="P16">Tekst..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09-23T12:16:59.050252021</dc:date>
    <meta:editing-duration>PT18M27S</meta:editing-duration>
    <meta:editing-cycles>6</meta:editing-cycles>
    <meta:generator>LibreOffice/24.2.6.2$Linux_X86_64 LibreOffice_project/420$Build-2</meta:generator>
    <meta:document-statistic meta:table-count="0" meta:image-count="0" meta:object-count="0" meta:page-count="1" meta:paragraph-count="14" meta:word-count="40" meta:character-count="237" meta:non-whitespace-character-count="210"/>
  </office:meta>
</office:document-meta>
</file>